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Configuration.enableClass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.cleans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.tryGetPluginAnnotation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.get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.Global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lobalConfiguration.create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lobalConfiguration.get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Configuration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